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Sans" svg:font-family="LiberationSans" style:font-family-generic="system" svg:panose-1="0 0 0 0 0 0 0 0 0 0"/>
    <style:font-face style:name="LiberationSans-Bold" svg:font-family="LiberationSans-Bold" style:font-family-generic="system" svg:panose-1="0 0 0 0 0 0 0 0 0 0"/>
    <style:font-face style:name="LiberationSans-Italic" svg:font-family="LiberationSans-Italic" style:font-family-generic="system" svg:panose-1="0 0 0 0 0 0 0 0 0 0"/>
    <style:font-face style:name="T3Font_0" svg:font-family="T3Font_0" style:font-family-generic="swiss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style:text-autospace="none" fo:margin-bottom="0in" fo:line-height="150%"/>
      <style:text-properties style:font-name="LiberationSans" style:font-name-complex="LiberationSans" fo:color="#000000" style:letter-kerning="false" fo:font-size="10pt" style:font-size-asian="10pt" style:font-size-complex="10pt"/>
    </style:style>
    <style:style style:name="P2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21pt" style:font-size-asian="21pt" style:font-size-complex="21pt"/>
    </style:style>
    <style:style style:name="P3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21pt" style:font-size-asian="21pt" style:font-size-complex="21pt"/>
    </style:style>
    <style:style style:name="P4" style:parent-style-name="Normální" style:family="paragraph">
      <style:paragraph-properties style:text-autospace="none" fo:margin-bottom="0in" fo:line-height="150%"/>
      <style:text-properties style:font-name="LiberationSans-Italic" style:font-name-complex="LiberationSans-Italic" fo:font-style="italic" style:font-style-asian="italic" style:font-style-complex="italic" fo:color="#787774" style:letter-kerning="false" fo:font-size="8.5pt" style:font-size-asian="8.5pt" style:font-size-complex="8.5pt"/>
    </style:style>
    <style:style style:name="P5" style:parent-style-name="Normální" style:family="paragraph">
      <style:paragraph-properties style:text-autospace="none" fo:margin-bottom="0in" fo:line-height="150%"/>
      <style:text-properties style:font-name="LiberationSans-Italic" style:font-name-complex="LiberationSans-Italic" fo:font-style="italic" style:font-style-asian="italic" style:font-style-complex="italic" fo:color="#787774" style:letter-kerning="false" fo:font-size="8.5pt" style:font-size-asian="8.5pt" style:font-size-complex="8.5pt"/>
    </style:style>
    <style:style style:name="P6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16pt" style:font-size-asian="16pt" style:font-size-complex="16pt"/>
    </style:style>
    <style:style style:name="P7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16pt" style:font-size-asian="16pt" style:font-size-complex="16pt"/>
    </style:style>
    <style:style style:name="P8" style:parent-style-name="Normální" style:family="paragraph">
      <style:paragraph-properties style:text-autospace="none" fo:margin-bottom="0in" fo:line-height="150%"/>
    </style:style>
    <style:style style:name="T9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1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2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3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4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5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12.5pt" style:font-size-asian="12.5pt" style:font-size-complex="12.5pt"/>
    </style:style>
    <style:style style:name="P16" style:parent-style-name="Normální" style:family="paragraph">
      <style:paragraph-properties style:text-autospace="none" fo:margin-bottom="0in" fo:line-height="150%"/>
    </style:style>
    <style:style style:name="T17" style:parent-style-name="Standardnípísmoodstavce" style:family="text">
      <style:text-properties style:font-name="T3Font_0" style:font-name-complex="T3Font_0" fo:color="#000000" style:letter-kerning="false" fo:font-size="12.5pt" style:font-size-asian="12.5pt" style:font-size-complex="12.5pt"/>
    </style:style>
    <style:style style:name="T18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9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20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10.5pt" style:font-size-asian="10.5pt" style:font-size-complex="10.5pt"/>
    </style:style>
    <style:style style:name="P21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2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3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4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25" style:parent-style-name="Normální" style:family="paragraph">
      <style:paragraph-properties style:text-autospace="none" fo:margin-bottom="0in" fo:line-height="150%"/>
    </style:style>
    <style:style style:name="T26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2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28" style:parent-style-name="Normální" style:family="paragraph">
      <style:paragraph-properties style:text-autospace="none" fo:margin-bottom="0in" fo:line-height="150%"/>
    </style:style>
    <style:style style:name="T29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30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31" style:parent-style-name="Normální" style:family="paragraph">
      <style:paragraph-properties style:text-autospace="none" fo:margin-bottom="0in" fo:line-height="150%"/>
    </style:style>
    <style:style style:name="T32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33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34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5" style:parent-style-name="Normální" style:family="paragraph">
      <style:paragraph-properties style:text-autospace="none" fo:margin-bottom="0in" fo:line-height="150%"/>
    </style:style>
    <style:style style:name="T36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37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38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39" style:parent-style-name="Normální" style:family="paragraph">
      <style:paragraph-properties style:text-autospace="none" fo:margin-bottom="0in" fo:line-height="150%"/>
    </style:style>
    <style:style style:name="T4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4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42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43" style:parent-style-name="Normální" style:family="paragraph">
      <style:paragraph-properties style:text-autospace="none" fo:margin-bottom="0in" fo:line-height="150%"/>
    </style:style>
    <style:style style:name="T44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45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46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47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48" style:parent-style-name="Normální" style:family="paragraph">
      <style:paragraph-properties style:text-autospace="none" fo:margin-bottom="0in" fo:line-height="150%"/>
    </style:style>
    <style:style style:name="T49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50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51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52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53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787774" style:letter-kerning="false" fo:font-size="8.5pt" style:font-size-asian="8.5pt" style:font-size-complex="8.5pt"/>
    </style:style>
    <style:style style:name="P54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787774" style:letter-kerning="false" fo:font-size="8.5pt" style:font-size-asian="8.5pt" style:font-size-complex="8.5pt"/>
    </style:style>
    <style:style style:name="P55" style:parent-style-name="Normální" style:family="paragraph">
      <style:paragraph-properties style:text-autospace="none" fo:margin-bottom="0in" fo:line-height="150%"/>
    </style:style>
    <style:style style:name="T56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57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58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59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60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787774" style:letter-kerning="false" fo:font-size="8.5pt" style:font-size-asian="8.5pt" style:font-size-complex="8.5pt"/>
    </style:style>
    <style:style style:name="P61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787774" style:letter-kerning="false" fo:font-size="8.5pt" style:font-size-asian="8.5pt" style:font-size-complex="8.5pt"/>
    </style:style>
    <style:style style:name="P62" style:parent-style-name="Normální" style:family="paragraph">
      <style:paragraph-properties style:text-autospace="none" fo:margin-bottom="0in" fo:line-height="150%"/>
    </style:style>
    <style:style style:name="T63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64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65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66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10pt" style:font-size-asian="10pt" style:font-size-complex="10pt"/>
    </style:style>
    <style:style style:name="P67" style:parent-style-name="Normální" style:family="paragraph">
      <style:paragraph-properties fo:line-height="150%"/>
    </style:style>
    <style:style style:name="T68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69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</office:automatic-styles>
  <office:body>
    <office:text text:use-soft-page-breaks="true">
      <text:p text:style-name="P1">24. b) Význam a důležitost USP při tvorbě packaging designu 1</text:p>
      <text:p text:style-name="P2">24. b) Význam a důležitost USP při tvorbě</text:p>
      <text:p text:style-name="P3">packaging designu</text:p>
      <text:p text:style-name="P4">Význam a důležitost USP (unique selling proposition) při tvorbě packaging designu (vliv na kreativní vývoj designu, vztah</text:p>
      <text:p text:style-name="P5">i kontext mezi unikátností výrobku a volbou typografie, barev a sloganu).</text:p>
      <text:p text:style-name="P6">Význam a důležitost USP (unique selling proposition) při</text:p>
      <text:p text:style-name="P7">tvorbě packaging designu</text:p>
      <text:p text:style-name="P8"><text:span text:style-name="T9">USP (unique selling proposition) = „to, co má naše značka a ostatní ne“</text:span><text:span text:style-name="T10">, jedná se o unikátní vlastnost produktu</text:span></text:p>
      <text:p text:style-name="P11">či značky, která výrobek odlišuje od konkurenčních, a je zároveň relevantní pro cílovou skupinu</text:p>
      <text:p text:style-name="P12">kvůli rychlosti konkurence na současných (zejména asijských) trzích je velmi obtížné, ba dokonce nemožné před</text:p>
      <text:p text:style-name="P13">konkurencí udržet (zejména technologický) náskok spočívající v jedné jediné vlastnosti</text:p>
      <text:p text:style-name="P14">USP ("unique selling proposition") vyvinul Rosser Reeves v 50. letech 20. století.</text:p>
      <text:p text:style-name="P15">Vliv na kreativní vývoj designu</text:p>
      <text:p text:style-name="P16"><text:span text:style-name="T17">_<text:s/></text:span><text:span text:style-name="T18">USP je vodítkem pro kreativní vývoj designu, protože poskytuje základ pro rozhodnutí o vizuální</text:span></text:p>
      <text:p text:style-name="P19">stránce a sděleních</text:p>
      <text:p text:style-name="P20">Vztah i kontext mezi unikátností výrobku a volbou typografie, barev a sloganu</text:p>
      <text:p text:style-name="P21">design obalu by měl vizuálně komunikovat USP, aby upoutal pozornost spotřebitelů a odlišil výrobek v regálu</text:p>
      <text:p text:style-name="P22">vztah mezi jedinečností výrobku a výběrem typografie, barev a sloganu spočívá v jejich schopnosti vizuálně a</text:p>
      <text:p text:style-name="P23">verbálně komunikovat USP -konzistence a soudržnost těchto prvků pomáhá posílit celkové sdělení a identitu značky</text:p>
      <text:p text:style-name="P24">design obalu by měl odrážet:</text:p>
      <text:p text:style-name="P25"><text:span text:style-name="T26">pochopení<text:s/></text:span><text:span text:style-name="T27">cílového trhu a jeho preferencí</text:span></text:p>
      <text:p text:style-name="P28"><text:span text:style-name="T29">být v souladu<text:s/></text:span><text:span text:style-name="T30">s kontextem, v němž bude výrobek spotřebováván nebo používán</text:span></text:p>
      <text:p text:style-name="P31"><text:span text:style-name="T32">design obalu by měl<text:s/></text:span><text:span text:style-name="T33">vyvolávat emoce a vytvářet pozitivní zážitek<text:s/></text:span><text:span text:style-name="T34">ze značky</text:span></text:p>
      <text:p text:style-name="P35"><text:span text:style-name="T36">funkčnost<text:s/></text:span><text:span text:style-name="T37">a<text:s/></text:span><text:span text:style-name="T38">uživatelskou přívětivost</text:span></text:p>
      <text:p text:style-name="P39"><text:span text:style-name="T40">USP v designu obalu vytváří silné spojení mezi výrobkem a spotřebitelem,<text:s/></text:span><text:span text:style-name="T41">ovlivňuje nákupní rozhodnutí a</text:span></text:p>
      <text:p text:style-name="P42">buduje věrnost značce</text:p>
      <text:p text:style-name="P43"><text:span text:style-name="T44">průběžné<text:s/></text:span><text:span text:style-name="T45">vyhodnocování a zdokonalování designu<text:s/></text:span><text:span text:style-name="T46">obalu na základě zpětné vazby z trhu a poznatků</text:span></text:p>
      <text:p text:style-name="P47">spotřebitelů zajišťuje, že USP zůstane na dynamickém trhu relevantní a působivé</text:p>
      <text:p text:style-name="P48"><text:span text:style-name="T49">výběr<text:s/></text:span><text:span text:style-name="T50">typografie<text:s/></text:span><text:span text:style-name="T51">v designu obalu by měl odrážet USP a<text:s/></text:span><text:span text:style-name="T52">vyjadřovat osobnost značky</text:span></text:p>
      <text:p text:style-name="P53">např. odvážná a moderní písma mohou být vhodná pro USP zaměřené na technologie, zatímco elegantní a</text:p>
      <text:p text:style-name="P54">sofistikovaná písma lze použít pro USP zaměřené na luxus</text:p>
      <text:p text:style-name="P55"><text:span text:style-name="T56">barvy<text:s/></text:span><text:span text:style-name="T57">hrají v designu obalů významnou roli, protože<text:s/></text:span><text:span text:style-name="T58">vyvolávají emoce a vytvářejí asociace</text:span></text:p>
      <text:p text:style-name="P59">barevná paleta by měla být v souladu s USP a předávat požadované sdělení</text:p>
      <text:p text:style-name="P60">např. živé a energické barvy mohou být použity pro USP související s mládím a vitalitou, zatímco zemité tóny lze</text:p>
      <text:p text:style-name="P61">použít pro organické a přírodní USP</text:p>
      <text:p text:style-name="P62"><text:span text:style-name="T63">slogan<text:s/></text:span><text:span text:style-name="T64">v designu obalu by měl<text:s/></text:span><text:span text:style-name="T65">stručně vyjadřovat USP a rezonovat s cílovou skupinou</text:span></text:p>
      <text:p text:style-name="P66">24. b) Význam a důležitost USP při tvorbě packaging designu 2</text:p>
      <text:p text:style-name="P67"><text:span text:style-name="T68">měl by být z</text:span><text:span text:style-name="T69">apamatovatelný a přesvědčivý a posilovat jedinečné výhody výrobk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Sans" svg:font-family="LiberationSans" style:font-family-generic="system" svg:panose-1="0 0 0 0 0 0 0 0 0 0"/>
    <style:font-face style:name="LiberationSans-Bold" svg:font-family="LiberationSans-Bold" style:font-family-generic="system" svg:panose-1="0 0 0 0 0 0 0 0 0 0"/>
    <style:font-face style:name="LiberationSans-Italic" svg:font-family="LiberationSans-Italic" style:font-family-generic="system" svg:panose-1="0 0 0 0 0 0 0 0 0 0"/>
    <style:font-face style:name="T3Font_0" svg:font-family="T3Font_0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2:55:00Z</meta:creation-date>
    <dc:date>2023-05-08T12:56:00Z</dc:date>
    <meta:template xlink:href="Normal.dotm" xlink:type="simple"/>
    <meta:editing-cycles>1</meta:editing-cycles>
    <meta:editing-duration>PT60S</meta:editing-duration>
    <meta:document-statistic meta:page-count="1" meta:paragraph-count="5" meta:word-count="402" meta:character-count="2774" meta:row-count="19" meta:non-whitespace-character-count="2377"/>
  </office:meta>
</office:document-meta>
</file>